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0pt" fo:language="en" fo:country="GB"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language="en" fo:country="GB" style:text-underline-style="none" fo:font-weight="normal" style:font-weight-asian="normal" style:font-weight-complex="normal"/>
    </style:style>
    <style:style style:name="P35" style:family="paragraph" style:parent-style-name="Standard">
      <style:text-properties fo:language="en" fo:country="GB" fo:font-weight="bold" style:font-weight-asian="bold" style:font-weight-complex="bold"/>
    </style:style>
    <style:style style:name="P36" style:family="paragraph" style:parent-style-name="Standard">
      <style:paragraph-properties fo:text-align="justify" style:justify-single-word="false"/>
      <style:text-properties fo:language="en" fo:country="GB" fo:font-weight="bold" style:font-weight-asian="bold" style:font-weight-complex="bold"/>
    </style:style>
    <style:style style:name="P37"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38" style:family="paragraph" style:parent-style-name="Standard">
      <style:text-properties fo:language="en" fo:country="GB" style:text-underline-style="none" fo:font-weight="bold" style:font-weight-asian="bold" style:font-weight-complex="bold"/>
    </style:style>
    <style:style style:name="P39" style:family="paragraph" style:parent-style-name="Standard">
      <style:text-properties fo:language="en" fo:country="GB" fo:font-weight="normal" style:font-weight-asian="normal" style:font-weight-complex="normal"/>
    </style:style>
    <style:style style:name="P40" style:family="paragraph" style:parent-style-name="Standard">
      <style:paragraph-properties fo:text-align="justify" style:justify-single-word="false"/>
      <style:text-properties fo:language="en" fo:country="GB" fo:font-weight="normal" style:font-weight-asian="normal" style:font-weight-complex="normal"/>
    </style:style>
    <style:style style:name="P41"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style:font-name="Times New Roman" fo:font-size="12pt" style:font-size-asian="12pt" style:font-size-complex="12pt"/>
    </style:style>
    <style:style style:name="T11" style:family="text">
      <style:text-properties fo:font-size="10pt" style:font-size-asian="10pt" style:font-size-complex="10pt"/>
    </style:style>
    <style:style style:name="T1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2">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2">This provides an extension point thereby avoiding further need to modify to the class.</text:p>
      <text:p text:style-name="P12"/>
      <text:p text:style-name="P9">Code should be sufficiently abstract, but no more than that.</text:p>
      <text:p text:style-name="P12">Code should be sufficiently abstract so that it is open for extension and logical – but not more abstract than is necessary to meet current requirements, or those forecast by the product owner. </text:p>
      <text:p text:style-name="P12"/>
      <text:p text:style-name="P12">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5">Otherwise LSP is broken as the client then only supports a limited range of subtypes. This is why type-sniffing then down-casting to that type should be avoided. </text:p>
      <text:p text:style-name="P3"/>
      <text:p text:style-name="P3">Child classes must never throw new exceptions.</text:p>
      <text:p text:style-name="P5">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6"/>
      <text:p text:style-name="P6">This does not mean that multiple implementation classes are required, a single implementation class could be written that provides both a read interface and a write interface.</text:p>
      <text:p text:style-name="P3"/>
      <text:p text:style-name="P3">Pass-through methods are a warning sign.</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intended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text:soft-page-break/>should it really be doing that? </text:p>
      <text:p text:style-name="P6"/>
      <text:p text:style-name="P6">In most cases the responsibility for the lifetime of objects and resources should be delegated off to your inversion-of-control (IoC) container, so that it holds control of providing resources and lifetimes, making the code more adaptable and easier to test.</text:p>
      <text:p text:style-name="P6"/>
      <text:p text:style-name="P4">Separate what you choose to create from when you choose to create it.</text:p>
      <text:p text:style-name="P6">Factory classes and abstract factories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be compact an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IaC) and Configuration as code (CaC) is a good thing.</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text:soft-page-break/>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text:soft-page-break/>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text:soft-page-break/></text:p>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meet all the customers true needs and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Balance functional-programming versus object-orientated-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text:soft-page-break/>Objects should have methods with no or few public fields or settable properties. Data-structures on 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should provide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managed appropriately too.</text:p>
      <text:p text:style-name="P13"/>
      <text:p text:style-name="P10">Apply Command – Query-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text:soft-page-break/></text:p>
      <text:p text:style-name="P13">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text:soft-page-break/>A good framework should disappear from view.</text:p>
      <text:p text:style-name="P13">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4">Development environments should be easy to create and destroy.</text:p>
      <text:p text:style-name="P13">Ideally this should be as simple as running a script. It must be well documented so there is no need to guess any of the steps or what any configurations need to be. Building correct development environment should be kept up to date with changes to the available versions of components and the live environment. The development environment for a given product or service should be suitably isolated from the environment needed for other products, by using technology such as virtual machines or containerization.</text:p>
      <text:p text:style-name="P13"/>
      <text:p text:style-name="P13">Without this the code from different developers may differ in subtle and hard to detect ways.</text:p>
      <text:p text:style-name="P13"/>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bugs successfully is being able to reliably catch them.</text:p>
      <text:p text:style-name="P6">To reliably fix a bug you must first write a failing test that defines it, then go fix the code so that test passes.</text:p>
      <text:p text:style-name="P6"/>
      <text:p text:style-name="P4">Every great change is built up of many much smaller changes.</text:p>
      <text:p text:style-name="P6">Plan your big change so you can achieve it with many small increments, testing each increment as <text:soft-page-break/>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
      <text:p text:style-name="P4">You must KNOW it works now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ly coded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Anti-patterns</text:p>
      <text:p text:style-name="P3"/>
      <text:p text:style-name="P3">Avoid using a service locator.</text:p>
      <text:p text:style-name="P6">The service locator pattern decouples classes from how their dependencies are obtained by <text:soft-page-break/>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he interface to construct all concrete implementations in a given way.</text:p>
      <text:p text:style-name="P6"/>
      <text:p text:style-name="P4">Avoid bastard injection of default parameters.</text:p>
      <text:p text:style-name="P6">Generally default parameters are bad and work against dependency injection. However if you must provide default parameters (or overloaded constructors that provide them) ensure the default value is a local default (i.e. a class within the current domain without foreign dependencies). Also be aware that a different package or assembly (in languages such as C#) will continue to use the older default value until it gets recompiled.</text:p>
      <text:p text:style-name="P6"/>
      <text:p text:style-name="P4">Avoid leaky abstractions.</text:p>
      <text:p text:style-name="P6">If an interface gets shared between domains or separate areas of code be very careful where all the interfaces and classes that it refers to get defined.</text:p>
      <text:p text:style-name="P6"/>
      <text:p text:style-name="P6">If we extract an interface from a concrete type, should the input parameters or the return types referenced in the interface be concrete, or defined within the same assembly as the concrete implementation, then the abstraction is leaky to some extent. <text:s/></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text:soft-page-break/>Code-smells</text:p>
      <text:p text:style-name="P3"/>
      <text:p text:style-name="P3">Avoid multi-stage initialisation.</text:p>
      <text:p text:style-name="P6">Multi-stage initialisation is where a constructor only partially makes a new instance ready for use, further property setting or method calls (say to an initialise())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
      <text:p text:style-name="P4">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Files should read nicely with high-level methods and entry-points arranged at the top following on to low-level detail at the bottom. Associated functions or methods should appear in close proximity. </text:p>
      <text:p text:style-name="P6"/>
      <text:p text:style-name="P6">If achieving a nice ordering of methods becomes difficult, then consider factoring some of them out into separate files or classes.</text:p>
      <text:p text:style-name="P6"/>
      <text:p text:style-name="P4">Avoid methods in excess of one hundred lines.</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text:soft-page-break/>Watch out for rifts forming within classes.</text:p>
      <text:p text:style-name="P6">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Avoid using a database for interprocess communication.</text:p>
      <text:p text:style-name="P6">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functions or methods with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text:soft-page-break/></text:p>
      <text:p text:style-name="P10">Interface names which are not verbs.</text:p>
      <text:p text:style-name="P13">Interfaces should be used where there are (or are likely to be) multiple concrete implementations. Interface names based on verbs such as drivable or steerable imply they implement some behaviour 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eparate <text:s/>if-else blocks clearly from whatever follows.</text:p>
      <text:p text:style-name="P13">Add a space after every if-else block, it makes the code easier to follow and reduces the risk the <text:s/>contents of the else block will get combined with what follows accidentally in the future. In some cases separating the if-else block out completely from its surrounding code may be appropriate. </text:p>
      <text:p text:style-name="P7"/>
      <text:p text:style-name="P7"/>
      <text:p text:style-name="P9">Suffix every asynchronous method names with “Async”.</text:p>
      <text:p text:style-name="P13">Adding Async to the end of the method name makes the code more expressive and reduces the 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must not be allowed to mislead.</text:p>
      <text:p text:style-name="P6">They should always be kept up-to-date and truthful and close to the code they refer to (ideally on the same line). Take care when cutting-and-pasting code to ensure the comments it contains are correct in their new context.</text:p>
      <text:p text:style-name="P6"/>
      <text:p text:style-name="P4">Comments should always express something the code cannot.</text:p>
      <text:p text:style-name="P6">Comments should not contain redundant information, something unrelated to the code, or details 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
      <text:p text:style-name="P3"><text:soft-page-break/>Deliberately stateless classes should delegate to internal static methods.</text:p>
      <text:p text:style-name="P6">Where a class is deliberately made stateless (to make it thread-safe for example), if it delegates all its procedures to internal static methods it will resist state being added. In this case the class acts mainly as a namespace to encompass a bunch of related methods.</text:p>
      <text:p text:style-name="P6"/>
      <text:p text:style-name="P6">Instances of the stateless class should still be used when composing the service or application, rather than calling the static methods directly. This permits substitution, testability and extensibility.</text:p>
      <text:p text:style-name="P6"/>
      <text:p text:style-name="P4">Avoid mentioning the underlying collection or class in names.</text:p>
      <text:p text:style-name="P6">Doing this helps encourage people to think about what the collection represents to the domain - 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Seek consistent naming.</text:p>
      <text:p text:style-name="P6">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by making the corresponding constructor private, if serialization allows.</text:p>
      <text:p text:style-name="P6"/>
      <text:p text:style-name="P4">Code should aspire to be pure.</text:p>
      <text:p text:style-name="P6">It should be free of politics, opinions, distracting humour, comic references, showing off and any <text:soft-page-break/>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
      <text:p text:style-name="P4">If your code is worth writing - then its worth spelling it correctly too.</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It should either be high-level calling other high-or-medium-level functions, or if it is a low-level 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2">While reading about some functionality, the code you find yourself having to skip over or ignore represents a distraction and a dark corner in which bugs can hide. Avoid writing it in the first place wherever possible, such as by factoring out unnecessary duplicate code.</text:p>
      <text:p text:style-name="P7"/>
      <text:p text:style-name="P9">Encode parameter names into the method name.</text:p>
      <text:p text:style-name="P12">Methods such as: <text:tab/>AssertDateEqualsExpected(date, expected)</text:p>
      <text:p text:style-name="P12">Tells people reading the caller what the method expects and hints about the correct ordering, making your code easier to use and read. </text:p>
      <text:p text:style-name="P12"/>
      <text:p text:style-name="P9">Encode the state being altered into the method name.</text:p>
      <text:p text:style-name="P12">Methods such as:<text:tab/>fullThrottle()</text:p>
      <text:p text:style-name="P12">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configuration value or be a data-driven value (pulled from a database or similar).</text:p>
      <text:p text:style-name="P12"/>
      <text:p text:style-name="P9">(C#) Do not use var where you cannot easily determine the type being represented.</text:p>
      <text:p text:style-name="P12">The var keyword is abstract class on steroids - able to represent anything, so use it carefully. Avoid using it where it is difficult to determine the type that it represents from the surrounding code. <text:s/></text:p>
      <text:p text:style-name="P12"/>
      <text:p text:style-name="P9">Complex is better than complicated.</text:p>
      <text:p text:style-name="P12">Where appropriate hide many steps in an easy-to-use method or behind an interface. This means the code is more complex (you now need to know what the interface means) but less complicated <text:soft-page-break/>because you do not need to wade through and interpret many many steps.</text:p>
      <text:p text:style-name="P12"/>
      <text:p text:style-name="P9">Everything should be in its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Clean code should be shiny.</text:p>
      <text:p text:style-name="P13">It should not contain debris, dead-code, code that has been commented out, code that is only used run once, unnecessary comments or other historical artefacts.</text:p>
      <text:p text:style-name="P13"/>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Make data-structures easy to read.</text:p>
      <text:p text:style-name="P13">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PatternIndex</text:a> and Wikipedia <text:a xlink:type="simple" xlink:href="https://en.wikipedia.org/wiki/Software_design_pattern">https://en.wikipedia.org/wiki/Software_design_pattern</text:a></text:p>
      <text:p text:style-name="P13"/>
      <text:p text:style-name="P10">Creating and observing your data should be easy.</text:p>
      <text:p text:style-name="P13">If you have to hand-craft complex data twice, or have to search for complex data by hand twice, 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text:soft-page-break/>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If you want to ensure your code is flexible, then flex it.</text:p>
      <text:p text:style-name="P13">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You have a responsibility to know your domain.</text:p>
      <text:p text:style-name="P13">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If you say it then you should commit to it, mean it and do it, as doing otherwise is unprofessional unclear. The following phrases are the sound of an un-commitment being made to something... 'I hope...',' I should...', 'I wish...', 'I'll try', ' Lets all …' and 'We should...'</text:p>
      <text:p text:style-name="P13"/>
      <text:p text:style-name="P10">Follow the open-closed principle socially.</text:p>
      <text:p text:style-name="P13">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text:soft-page-break/>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
      <text:p text:style-name="P13">Instead seek a simple design with a neatly decoupled architecture that permits radical changes to be introduced as required in an economically feasible manner.</text:p>
      <text:p text:style-name="P13"/>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Maintainable efficient code beats faster complex code.</text:p>
      <text:p text:style-name="P13">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too.</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10">Remember to commit little and often.</text:p>
      <text:p text:style-name="P13">A series of small commits that have well considered commit messages is far easier to follow than one huge commit which alters dozens of files and has a more general commit message. Small commits makes loosing work less likely and gives colleagues visibility of your progress. </text:p>
      <text:p text:style-name="P13"/>
      <text:p text:style-name="P26"><text:soft-page-break/>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outs) in order to discover how tuning effects stability.</text:p>
      <text:p text:style-name="P13"/>
      <text:p text:style-name="P10">Decouple your what from your when.</text:p>
      <text:p text:style-name="P13">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o limit the number of participants in a concurrency model. Be careful not to return references to the 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
      <text:p text:style-name="P10">Work with copies of shared data.</text:p>
      <text:p text:style-name="P13">Consider working with copies of shared data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 then make it work concurrently.</text:p>
      <text:p text:style-name="P13">Ensure your business logic fully works before attempting to add concurrency. Time can be lost hunting a 'concurrency bug' that turns out to be a simple business logic bug. If your service 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independent service), pessimistic locking, optimistic locking, atomic integer, executors, renterant 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text:soft-page-break/>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
      <text:p text:style-name="P9">Avoid async void (C#).</text:p>
      <text:p text:style-name="P13">Avoid creating async void methods in C#. Exceptions are thrown within async void methods the exception are silently lost. Instead return a (Task) object which allows the exception to propagate back to the caller.</text:p>
      <text:p text:style-name="P7"/>
      <text:p text:style-name="P9">There are five demons necessary for summoning sudden deadlock.</text:p>
      <text:p text:style-name="P12">(1) Multiple threads or coupled processes.</text:p>
      <text:p text:style-name="P12">(2) No pre-emption – A thread cannot ask another to release resources.</text:p>
      <text:p text:style-name="P12">(3) Mutual exclusion – A Resource that is limited or cannot be used by multiple threads.</text:p>
      <text:p text:style-name="P12">(4) Lock&amp;Wait – A thread will not release a resource until it has all it needs and has completed.</text:p>
      <text:p text:style-name="P12">(5) Circular wait – Thread#1 has a resource thread#2 needs, thread#2 has a resource thread#1 needs.</text:p>
      <text:p text:style-name="P12"/>
      <text:p text:style-name="P9">Those who use threads with sequential instructions have many paths to follow.</text:p>
      <text:p text:style-name="P13">Given (N) sequential instructions in each thread and (T) threads, the number of potential code-paths (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When using async avoid having multiple wait (or wait for a result) points in your code, ideally these 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text:soft-page-break/>//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
      <text:p text:style-name="P10">If your not care about getting any result back then tell your task that.</text:p>
      <text:p text:style-name="P13">When using async if you are awaiting a fire-or-forget task (such as a UI or background task) where 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of normal size.</text:p>
      <text:p text:style-name="P13">If the task is very short running then a lot of processor time is lost to task scheduling. However if the task is very long running then the thread-pool cannot dynamically adjust well.</text:p>
      <text:p text:style-name="P13"/>
      <text:p text:style-name="P26">Security</text:p>
      <text:p text:style-name="P7"/>
      <text:p text:style-name="P9">HTML Injection – URLs.</text:p>
      <text:p text:style-name="P13">Ensure the URLs in pages cannot be manipulated by a well crafted query. If you create a URL in a page (e.g. HTML forms that get post-ed back to the current pages URL in order to get processed) ensure user input cannot be used to manipulate that URL. For example in PHP do not use $_SERVER['PHP_SELF'] directly, you must sanitize it by stripping out % characters and pass it through htmlentities() as well as do a final check that it is still going to your site!</text:p>
      <text:p text:style-name="P13"/>
      <text:p text:style-name="P10">HTML Injection – Javascript.</text:p>
      <text:p text:style-name="P13">Ensure user input (for example input query parameters) cannot be used to inject javascript into your response page. Otherwise an evil user can craft a URL for your site then send that evil url to someone they want to attack (say by email). When the victim then uses that URL to visit your site, <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and RDP ports.</text:p>
      <text:p text:style-name="P13">Use firewalls to ensure access to these ports is only possible from your businesses address ranges.</text:p>
      <text:p text:style-name="P13"/>
      <text:p text:style-name="P10">Use public key based logins to access servers rather than passwords.</text:p>
      <text:p text:style-name="P13">For example keys generated with ssh-keygen</text:p>
      <text:p text:style-name="P13"/>
      <text:p text:style-name="P10">Disable root user login (Debian/Ubuntu).</text:p>
      <text:p text:style-name="P13">Beforehand ensure ops users are able to login in as root by adding them to the sudo group (sudo <text:soft-page-break/>adduser someone sudo) then alter sshd_config to...</text:p>
      <text:p text:style-name="P13"/>
      <text:p text:style-name="P14"><text:span text:style-name="Source_20_Text"><text:span text:style-name="T8">PermitRootLogin no<text:line-break/>ChallengeResponseAuthentication no<text:line-break/></text:span></text:span><text:span text:style-name="Source_20_Text"><text:span text:style-name="T8">PasswordAuthentication no<text:line-break/>UsePAM no</text:span></text:span><text:span text:style-name="T8"> </text:span></text:p>
      <text:p text:style-name="P14"><text:span text:style-name="Source_20_Text"><text:span text:style-name="T8">IgnoreRhosts yes</text:span></text:span><text:span text:style-name="T8"> </text:span></text:p>
      <text:p text:style-name="P28"/>
      <text:p text:style-name="P29">Limit users ssh access.</text:p>
      <text:p text:style-name="P30">alter sshd_config to include</text:p>
      <text:p text:style-name="P20"><text:span text:style-name="Source_20_Text"><text:span text:style-name="T8">AllowUsers someone1 someone2</text:span></text:span></text:p>
      <text:p text:style-name="P20"><text:span text:style-name="Source_20_Text"><text:span text:style-name="T8"/></text:span></text:p>
      <text:p text:style-name="P20"><text:span text:style-name="Source_20_Text"><text:span text:style-name="T9">Check what services you have installed and remove ones yo do not need.</text:span></text:span></text:p>
      <text:p text:style-name="P33"><text:span text:style-name="Source_20_Text"><text:span text:style-name="T8">/sbin/chkconfig --list |grep '3:on'</text:span></text:span></text:p>
      <text:p text:style-name="P33"><text:span text:style-name="Source_20_Text"><text:span text:style-name="T8">chkconfig serviceName off</text:span></text:span></text:p>
      <text:p text:style-name="P33"><text:span text:style-name="Source_20_Text"><text:span text:style-name="T8"/></text:span></text:p>
      <text:p text:style-name="P33"><text:span text:style-name="Source_20_Text"><text:span text:style-name="T8">Check what ports you have open and why...</text:span></text:span></text:p>
      <text:p text:style-name="P33"><text:span text:style-name="Source_20_Text"><text:span text:style-name="T8">netstat -tulpn</text:span></text:span></text:p>
      <text:p text:style-name="P33"><text:span text:style-name="Source_20_Text"><text:span text:style-name="T11">ss -tulpn</text:span></text:span><text:span text:style-name="Source_20_Text"><text:span text:style-name="T8"> </text:span></text:span></text:p>
      <text:p text:style-name="P33"><text:span text:style-name="Source_20_Text"><text:span text:style-name="T8"/></text:span></text:p>
      <text:p text:style-name="P20"><text:span text:style-name="Source_20_Text"><text:span text:style-name="T9">Check what packages you have installed and remove ones you do not need.</text:span></text:span></text:p>
      <text:p text:style-name="P33"><text:span text:style-name="Source_20_Text"><text:span text:style-name="T8">sudo apt-get remove package-name</text:span></text:span></text:p>
      <text:p text:style-name="P33"><text:span text:style-name="Source_20_Text"><text:span text:style-name="T8"/></text:span></text:p>
      <text:p text:style-name="P33"><text:span text:style-name="Source_20_Text"><text:span text:style-name="T9">Check accounts for empty passwords.</text:span></text:span></text:p>
      <text:p text:style-name="P33"><text:span text:style-name="Source_20_Text"><text:span text:style-name="T8">cat /etc/shadow | awk -F: '($2==""){print $1}'</text:span></text:span></text:p>
      <text:p text:style-name="P33"><text:span text:style-name="Source_20_Text"><text:span text:style-name="T8"/></text:span></text:p>
      <text:p text:style-name="P33"><text:span text:style-name="Source_20_Text"><text:span text:style-name="T9">One service - once system.</text:span></text:span></text:p>
      <text:p text:style-name="P33"><text:span text:style-name="Source_20_Text"><text:span text:style-name="T7">Use virtualisation so each service runs in its own VM or container. So if a service is successfully exploited there is a limit to the services that are affected.</text:span></text:span></text:p>
      <text:p text:style-name="P33"><text:span text:style-name="Source_20_Text"><text:span text:style-name="T7"/></text:span></text:p>
      <text:p text:style-name="P33"><text:span text:style-name="Source_20_Text"><text:span text:style-name="T9">Keep your operating system and applications up-to-date.</text:span></text:span></text:p>
      <text:p text:style-name="P33"><text:span text:style-name="Source_20_Text"><text:span text:style-name="T7">apt-get update &amp;&amp; apt-get upgrade </text:span></text:span></text:p>
      <text:p text:style-name="P33"><text:span text:style-name="Source_20_Text"><text:span text:style-name="T7"/></text:span></text:p>
      <text:p text:style-name="P33"><text:span text:style-name="Source_20_Text"><text:span text:style-name="T9">Set up file and folder permissions to prevent unauthorised access.</text:span></text:span></text:p>
      <text:p text:style-name="P33"><text:span text:style-name="Source_20_Text"><text:span text:style-name="T7">Also consider setting up separate file partitions for different services.</text:span></text:span></text:p>
      <text:p text:style-name="P33"><text:span text:style-name="Source_20_Text"><text:span text:style-name="T9"/></text:span></text:p>
      <text:p text:style-name="P33"><text:span text:style-name="Source_20_Text"><text:span text:style-name="T9">Ensure web server services run under a user account that has limited access privileges.</text:span></text:span></text:p>
      <text:p text:style-name="P34"><text:span text:style-name="Source_20_Text"><text:span text:style-name="T10">So that if someone does manage to be able to run some malicious code via your web server it has to run under an account that has limited privileges to services such as databases, limiting the damage.</text:span></text:span></text:p>
      <text:p text:style-name="P34"><text:span text:style-name="Source_20_Text"><text:span text:style-name="T10"/></text:span></text:p>
      <text:p text:style-name="P26">Game Development</text:p>
      <text:p text:style-name="P7"/>
      <text:p text:style-name="P9">Have a great narrative.</text:p>
      <text:p text:style-name="P12">There should be a good story that guides the user through the product. Great gameplay and features are not sufficient by themselves. Plan for this upfront.</text:p>
      <text:p text:style-name="P12"/>
      <text:p text:style-name="P9">Make it look interesting.</text:p>
      <text:p text:style-name="P12">Do not make your product look like everything else out there, it should look and feel unique. This could be simply a case of using a different font, theme or skinning.</text:p>
      <text:p text:style-name="P12"/>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text:soft-page-break/>making money.</text:p>
      <text:p text:style-name="P13"/>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Focus on the three C s - Camera, Character and Controls.</text:p>
      <text:p text:style-name="P19">The user interface and movements should always look fluid and be fun. Complete these before moving on to things that depend on them, such as perfecting the level design.</text:p>
      <text:p text:style-name="P19"/>
      <text:p text:style-name="P22">Find the fun through testing.</text:p>
      <text:p text:style-name="P19">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Consider designing your AI characters so they support co-op gameplay.</text:p>
      <text:p text:style-name="P19">Consider designing AI enemies to support multiple adversary, so it makes co-op gameplay possible.</text:p>
      <text:p text:style-name="P19"/>
      <text:p text:style-name="P22">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
      <text:p text:style-name="P22">Do not use Facebook for your account management.</text:p>
      <text:p text:style-name="P19">It is likely to put people off if you do not provide alternatives. Always explain how their Facebook will be used.</text:p>
      <text:p text:style-name="P19"><text:s text:c="2"/></text:p>
      <text:p text:style-name="P27">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text:soft-page-break/>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Love code in all its forms.</text:p>
      <text:p text:style-name="P15">SQL-functions, Build-scripts, Infrastructure-code, Configuration-code, Test-code and Tools all deserve to be written in a clean way and follow SOLID principles.</text:p>
      <text:p text:style-name="P15"/>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of your creative subconscious deal with it and come up with an innovative solution. </text:p>
      <text:p text:style-name="P2"/>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1">In the face of ambiguity, refuse the temptation to guess.</text:p>
      <text:p text:style-name="P31"><text:span text:style-name="T12">Research or keep asking questions and push back until the correct way to proceed is known.</text:span> </text:p>
      <text:p text:style-name="P31"/>
      <text:p text:style-name="P31">Errors should never pass silently.</text:p>
      <text:p text:style-name="P32">Unless they are explicitly silenced.</text:p>
      <text:p text:style-name="P32"/>
      <text:p text:style-name="P31">Practicality beats purity.</text:p>
      <text:p text:style-name="P32">Patterns, clean-coding, object orientated principles and using language idioms are all worthy goals but do should not come at the expense of simple and practical. </text:p>
      <text:p text:style-name="P32"><text:soft-page-break/></text:p>
      <text:p text:style-name="P31">Special cases aren't special enough to break the rules.</text:p>
      <text:p text:style-name="P32">If you break a rule it does not really exist anymore, so then everyone will break it.</text:p>
      <text:p text:style-name="P32"/>
      <text:p text:style-name="P31">Plan for easy maintenance.</text:p>
      <text:p text:style-name="P32">Three quarters of commercial software development is maintenance, so being readable is as vital as being functional. Consider what tools may be needed to maintain and support your services.</text:p>
      <text:p text:style-name="P31"/>
      <text:p text:style-name="P31">Worthwhile code must periodically evolve.</text:p>
      <text:p text:style-name="P32">A good system must be comprised of modular components so that it can be rebuilt from scratch every seven years. This is a necessity for commercial code so it can advance and <text:s/>incorporate new features, changes in technology and increases in customer expectations.</text:p>
      <text:p text:style-name="P32"/>
      <text:p text:style-name="P31">Quality is the result of a million selfless acts of care.</text:p>
      <text:p text:style-name="P32">Making small changes to improve an application will eventually result in a quality product.</text:p>
      <text:p text:style-name="P32"/>
      <text:p text:style-name="P31">Coding is like surgery.</text:p>
      <text:p text:style-name="P32">You do not have to take the time to do it cleanly and in a modern manner... But if you aim to be successful and professional at it then you should.</text:p>
      <text:p text:style-name="P32"/>
      <text:p text:style-name="P31">Bad code and grumbling acts as a permission giver.</text:p>
      <text:p text:style-name="P32">Grumbling about code or sticking bad code into a code-base tempts others to also add to the mess and let it grow. A professional coder should care passionately about all the code they touch regardless of its current state and where possible pass that love of the code on to others. </text:p>
      <text:p text:style-name="P32"/>
      <text:p text:style-name="P3">First solve the problem, then write the code.</text:p>
      <text:p text:style-name="P2">Otherwise you will write code that does not solve the problem.</text:p>
      <text:p text:style-name="P2"/>
      <text:p text:style-name="P3">Intelligent behaviour without control is worse than simple behaviour.</text:p>
      <text:p text:style-name="P5">It is important to understand and have control over intelligent systems.</text:p>
      <text:p text:style-name="P3"/>
      <text:p text:style-name="P3">Remember Brooks law.</text:p>
      <text:p text:style-name="P5">Adding more manpower to a late software project makes it even later.</text:p>
      <text:p text:style-name="P3"/>
      <text:p text:style-name="P3">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Which will cost you most - CPU hours or a developer hours.</text:p>
      <text:p text:style-name="P5">If using a difficult service, component or language is necessary to improve performance, this will increase your developer hours and is likely to have an ongoing cost. How does that developer cost compare to the cost of increasing the CPU hours available on your infrastructure. <text:s/></text:p>
      <text:p text:style-name="P5"/>
      <text:p text:style-name="P3">If you cannot explain it to a customer – then it is a bad idea.</text:p>
      <text:p text:style-name="P5"/>
      <text:p text:style-name="P3">It is better to train people and risk they will leave – than do nothing and risk they will stay.</text:p>
      <text:p text:style-name="P3"/>
      <text:p text:style-name="P26">Creational Patterns</text:p>
      <text:p text:style-name="P3">Abstract factory pattern.</text:p>
      <text:p text:style-name="P5"><text:soft-page-break/>Provide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19">designpatternsimage\abstract_factory_uml.JPG</text:p>
      <text:p text:style-name="P5"/>
      <text:p text:style-name="P3">Builder pattern.</text:p>
      <text:p text:style-name="P6">Separate the construction of a complex object from the object being created, allowing the same construction process to create various representations or objects. Builders may hold state allowing creation to be done incrementally and the choosing of some elements of the complex object to be deferred until the appropriate time. The builder pattern also allows different build strategies to be swapped in or out.</text:p>
      <text:p text:style-name="P5"/>
      <text:p text:style-name="P5"><text:a xlink:type="simple" xlink:href="https://en.wikipedia.org/wiki/Builder_pattern">https://en.wikipedia.org/wiki/Builder_pattern</text:a></text:p>
      <text:p text:style-name="P19">designpatternsimage\builder_uml.JPG</text:p>
      <text:p text:style-name="P19"/>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https://en.wikipedia.org/wiki/Factory_method_pattern</text:p>
      <text:p text:style-name="P19">designpatternsimage\factory_uml.JPG</text:p>
      <text:p text:style-name="P19"/>
      <text:p text:style-name="P22">Lazy initialization pattern.</text:p>
      <text:p text:style-name="P19">Tactic of delaying an expensive process, such as creation of an object, until when is first needed.</text:p>
      <text:p text:style-name="P19"/>
      <text:p text:style-name="P19">https://en.wikipedia.org/wiki/Lazy_initialization</text:p>
      <text:p text:style-name="P3"/>
      <text:p text:style-name="P3">Object pool pattern.</text:p>
      <text:p text:style-name="P6">Avoid expensive acquisition and release of resources by recycling objects that are no longer in use. 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19">designpatternsimage\prototype_uml.JPG</text:p>
      <text:p text:style-name="P3"/>
      <text:p text:style-name="P3">Singleton pattern.</text:p>
      <text:p text:style-name="P5">Ensures a class has only one instance, and provide a global point of access to it. See also: <text:a xlink:type="simple" xlink:href="https://en.wikipedia.org/wiki/Multiton_pattern">https://en.wikipedia.org/wiki/Multiton_pattern</text:a></text:p>
      <text:p text:style-name="P5"/>
      <text:p text:style-name="P19">designpatternsimage\singleton_uml.JPG</text:p>
      <text:p text:style-name="P5"><text:soft-page-break/>https://en.wikipedia.org/wiki/Singleton_pattern</text:p>
      <text:p text:style-name="P5"/>
      <text:p text:style-name="P3">Revealing module pattern.</text:p>
      <text:p text:style-name="P5">A javascript pattern allowing you to only expose the functions you want to. </text:p>
      <text:p text:style-name="P5">https://weblogs.asp.net/dwahlin/techniques-strategies-and-patterns-for-structuring-javascript-code-revealing-module-pattern</text:p>
      <text:p text:style-name="P3"/>
      <text:p text:style-name="P26">Structural Patterns</text:p>
      <text:p text:style-name="P23"/>
      <text:p text:style-name="P21">Adapter pattern.</text:p>
      <text:p text:style-name="P19">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2">https://en.wikipedia.org/wiki/Adapter_pattern</text:span></text:a></text:p>
      <text:p text:style-name="P19">designpatternsimage\adapter_uml.JPG</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
      <text:p text:style-name="P19"><text:a xlink:type="simple" xlink:href="https://en.wikipedia.org/wiki/Bridge_pattern">https://en.wikipedia.org/wiki/Bridge_pattern</text:a></text:p>
      <text:p text:style-name="P19">designpatternsimage\bridge_uml.JPG</text:p>
      <text:p text:style-name="P19"/>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
      <text:p text:style-name="P19">https://en.wikipedia.org/wiki/Composite_pattern</text:p>
      <text:p text:style-name="P19">designpatternsimage\facade_uml.JPG</text:p>
      <text:p text:style-name="P19"/>
      <text:p text:style-name="P22">Decorator pattern.</text:p>
      <text:p text:style-name="P19">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designpatternsimage\decorator_uml.JPG</text:p>
      <text:p text:style-name="P19"/>
      <text:p text:style-name="P22">Facade pattern.</text:p>
      <text:p text:style-name="P19">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designpatternsimage\facade_uml.JPG</text:p>
      <text:p text:style-name="P19"><text:soft-page-break/></text:p>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designpatternsimage\flyweight_uml.JPG</text:p>
      <text:p text:style-name="P19"/>
      <text:p text:style-name="P22">Proxy pattern.</text:p>
      <text:p text:style-name="P19">Provide a surrogate or placeholder for another object to control access to it. For example a class that displays a temporary loading image until image data has been downloaded.</text:p>
      <text:p text:style-name="P19"/>
      <text:p text:style-name="P19"><text:a xlink:type="simple" xlink:href="https://en.wikipedia.org/wiki/Proxy_pattern">https://en.wikipedia.org/wiki/Proxy_pattern</text:a></text:p>
      <text:p text:style-name="P19">designpatternsimage\proxy_uml.JPG</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designpatternsimage\blackboard_uml.JPG</text:p>
      <text:p text:style-name="P19"/>
      <text:p text:style-name="P22">Chain of responsibility pattern.</text:p>
      <text:p text:style-name="P19">Avoid coupling the sender of a request to its receiver by giving more than one object a chance to 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a xlink:type="simple" xlink:href="https://en.wikipedia.org/wiki/Chain-of-responsibility_pattern">https://en.wikipedia.org/wiki/Chain-of-responsibility_pattern</text:a></text:p>
      <text:p text:style-name="P19">designpatternsimage\cor_uml.JPG</text:p>
      <text:p text:style-name="P19"/>
      <text:p text:style-name="P22">Command pattern.</text:p>
      <text:p text:style-name="P19">Encapsulates a work element or a request as an object, thereby allowing it to be saved, queued, 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designpatternsimage\command_uml.JPG</text:p>
      <text:p text:style-name="P19"/>
      <text:p text:style-name="P22">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soft-page-break/><text:a xlink:type="simple" xlink:href="https://en.wikipedia.org/wiki/Interpreter_pattern">https://en.wikipedia.org/wiki/Interpreter_pattern</text:a></text:p>
      <text:p text:style-name="P19">designpatternsimage\interpreter_uml.JPG</text:p>
      <text:p text:style-name="P19"/>
      <text:p text:style-name="P22">Iterator pattern.</text:p>
      <text:p text:style-name="P19">Provides a way to access the elements of an aggregate object sequentially without exposing its underlying representation.</text:p>
      <text:p text:style-name="P19"/>
      <text:p text:style-name="P19"><text:a xlink:type="simple" xlink:href="https://en.wikipedia.org/wiki/Interpreter_pattern">https://en.wikipedia.org/wiki/Interpreter_pattern</text:a></text:p>
      <text:p text:style-name="P19">designpatternsimage\iterator_uml.JPG</text:p>
      <text:p text:style-name="P19"/>
      <text:p text:style-name="P22">Layered system pattern.</text:p>
      <text:p text:style-name="P19">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19">designpatternsimage\layer_uml.JPG</text:p>
      <text:p text:style-name="P19"/>
      <text:p text:style-name="P22">Mediator pattern.</text:p>
      <text:p text:style-name="P19">Define an object that encapsulates how a set of objects interact. Mediator promotes loose coupling by keeping objects from referring to each other explicitly, and it allows their interaction to vary independently. </text:p>
      <text:p text:style-name="P19"/>
      <text:p text:style-name="P19">An example of a mediator is a message queue coupled to a message handler; multiple components (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https://en.wikipedia.org/wiki/Mediator_pattern</text:p>
      <text:p text:style-name="P19"/>
      <text:p text:style-name="P19"><text:a xlink:type="simple" xlink:href="https://en.wikipedia.org/wiki/Mediator_pattern">https://en.wikipedia.org/wiki/Mediator_pattern</text:a></text:p>
      <text:p text:style-name="P19">designpatternsimage\mediator_uml.JPG</text:p>
      <text:p text:style-name="P19"/>
      <text:p text:style-name="P22">Memento pattern.</text:p>
      <text:p text:style-name="P19">Without violating encapsulation, capture and externalize an object's internal state allowing the object to be restored to this state later. Memento is frequently used to implementing undo functionality.</text:p>
      <text:p text:style-name="P19"/>
      <text:p text:style-name="P19"><text:a xlink:type="simple" xlink:href="https://en.wikipedia.org/wiki/Memento_pattern">https://en.wikipedia.org/wiki/Memento_pattern</text:a></text:p>
      <text:p text:style-name="P19">designpatternsimage\memento_uml.JPG</text:p>
      <text:p text:style-name="P19"/>
      <text:p text:style-name="P3">Null object pattern.</text:p>
      <text:p text:style-name="P5"><text:soft-page-break/>Rather than returning null or throwing an exception if a record is not found, return an object that the caller can process that represents a null. </text:p>
      <text:p text:style-name="P5"/>
      <text:p text:style-name="P19">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text:p>
      <text:p text:style-name="P19"/>
      <text:p text:style-name="P3">Observer pattern.</text:p>
      <text:p text:style-name="P5">Defines a one-to-many dependency between objects where a state change in the observed object results in all its dependants being notified and updated automatically.</text:p>
      <text:p text:style-name="P5"/>
      <text:p text:style-name="P5"><text:a xlink:type="simple" xlink:href="https://en.wikipedia.org/wiki/Observer_pattern">https://en.wikipedia.org/wiki/Observer_pattern</text:a></text:p>
      <text:p text:style-name="P19">designpatternsimage\observer_uml.JPG</text:p>
      <text:p text:style-name="P3"/>
      <text:p text:style-name="P3">Process manager pattern.</text:p>
      <text:p text:style-name="P6"><text:span text:style-name="Emphasis"><text:span text:style-name="T5">Routes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text:span></text:span><text:span text:style-name="Emphasis"><text:span text:style-name="T5">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return a special case object that contains the code to handle the exceptional behaviour.</text:p>
      <text:p text:style-name="P6"/>
      <text:p text:style-name="P22">Specification pattern.</text:p>
      <text:p text:style-name="P19">Allows business rules to be combined using boolean logic.</text:p>
      <text:p text:style-name="P19">https://en.wikipedia.org/wiki/Specification_pattern</text:p>
      <text:p text:style-name="P6"/>
      <text:p text:style-name="P3">State pattern.</text:p>
      <text:p text:style-name="P5">Distributes and encapsulates state specific logic across multiple classes that represent an objects state.</text:p>
      <text:p text:style-name="P5"/>
      <text:p text:style-name="P5"><text:a xlink:type="simple" xlink:href="https://en.wikipedia.org/wiki/State_pattern">https://en.wikipedia.org/wiki/State_pattern</text:a></text:p>
      <text:p text:style-name="P19">designpatternsimage\state_uml.JPG</text:p>
      <text:p text:style-name="P19"/>
      <text:p text:style-name="P22"><text:soft-page-break/>Strategy pattern.</text:p>
      <text:p text:style-name="P19">Define a family of algorithms, encapsulate each one, and make them interchangeable. Strategy lets the algorithm vary independently from clients that use it.</text:p>
      <text:p text:style-name="P19"/>
      <text:p text:style-name="P19"><text:a xlink:type="simple" xlink:href="https://en.wikipedia.org/wiki/Strategy_pattern">https://en.wikipedia.org/wiki/Strategy_pattern</text:a></text:p>
      <text:p text:style-name="P19">designpatternsimage\strategy_uml.JPG</text:p>
      <text:p text:style-name="P19"/>
      <text:p text:style-name="P22">Template method pattern.</text:p>
      <text:p text:style-name="P19">Define the skeleton of an algorithm in an operation, deferring some steps to subclasses. Template method lets subclasses redefine certain steps of an algorithm without changing the algorithm's structure.</text:p>
      <text:p text:style-name="P19"/>
      <text:p text:style-name="P19"><text:a xlink:type="simple" xlink:href="https://en.wikipedia.org/wiki/Template_method_pattern">https://en.wikipedia.org/wiki/Template_method_pattern</text:a></text:p>
      <text:p text:style-name="P19">designpatternsimage\template_uml.JPG</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designpatternsimage\visitor_uml.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21T20:07:13.58</dc:date>
    <dc:creator>Andrew Pate</dc:creator>
    <meta:editing-duration>P3DT2H31M29S</meta:editing-duration>
    <meta:editing-cycles>562</meta:editing-cycles>
    <meta:generator>OpenOffice/4.0.1$Win32 OpenOffice.org_project/401m5$Build-9714</meta:generator>
    <meta:document-statistic meta:table-count="0" meta:image-count="0" meta:object-count="0" meta:page-count="33" meta:paragraph-count="719" meta:word-count="14715" meta:character-count="93165"/>
  </office:meta>
</office:document-meta>
</file>